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73" calcext:value-type="float">
            <text:p>27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86" calcext:value-type="float">
            <text:p>98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39" calcext:value-type="float">
            <text:p>8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65" calcext:value-type="float">
            <text:p>865</text:p>
          </table:table-cell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  <table:table-cell office:value-type="float" office:value="606" calcext:value-type="float">
            <text:p>6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133" calcext:value-type="float">
            <text:p>1133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841" calcext:value-type="float">
            <text:p>8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32:01</text:p>
          </table:table-cell>
          <table:table-cell office:value-type="float" office:value="5116" calcext:value-type="float">
            <text:p>5116</text:p>
          </table:table-cell>
          <table:table-cell office:value-type="float" office:value="24" calcext:value-type="float">
            <text:p>24</text:p>
          </table:table-cell>
          <table:table-cell office:value-type="float" office:value="520" calcext:value-type="float">
            <text:p>520</text:p>
          </table:table-cell>
          <table:table-cell office:value-type="float" office:value="4572" calcext:value-type="float">
            <text:p>45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2:01</text:p>
          </table:table-cell>
          <table:table-cell office:value-type="float" office:value="11129" calcext:value-type="float">
            <text:p>11129</text:p>
          </table:table-cell>
          <table:table-cell office:value-type="float" office:value="158" calcext:value-type="float">
            <text:p>158</text:p>
          </table:table-cell>
          <table:table-cell office:value-type="float" office:value="1749" calcext:value-type="float">
            <text:p>1749</text:p>
          </table:table-cell>
          <table:table-cell office:value-type="float" office:value="9222" calcext:value-type="float">
            <text:p>92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2:0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2:0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11:32:01</text:p>
          </table:table-cell>
          <table:table-cell office:value-type="float" office:value="16770" calcext:value-type="float">
            <text:p>16770</text:p>
          </table:table-cell>
          <table:table-cell office:value-type="float" office:value="1143" calcext:value-type="float">
            <text:p>1143</text:p>
          </table:table-cell>
          <table:table-cell office:value-type="float" office:value="2872" calcext:value-type="float">
            <text:p>2872</text:p>
          </table:table-cell>
          <table:table-cell table:formula="of:=[.E18]-[.F18]-[.G18]" office:value-type="float" office:value="12755" calcext:value-type="float">
            <text:p>1275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8044" calcext:value-type="float">
            <text:p>8044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7593" calcext:value-type="float">
            <text:p>759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2" calcext:value-type="float">
            <text:p>4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22" calcext:value-type="float">
            <text:p>2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11284" calcext:value-type="float">
            <text:p>11284</text:p>
          </table:table-cell>
          <table:table-cell office:value-type="float" office:value="139" calcext:value-type="float">
            <text:p>139</text:p>
          </table:table-cell>
          <table:table-cell office:value-type="float" office:value="1735" calcext:value-type="float">
            <text:p>1735</text:p>
          </table:table-cell>
          <table:table-cell table:formula="of:=[.E32]-[.F32]-[.G32]" office:value-type="float" office:value="9410" calcext:value-type="float">
            <text:p>94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3404" calcext:value-type="float">
            <text:p>3404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051" calcext:value-type="float">
            <text:p>30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82432" calcext:value-type="float">
            <text:p>82432</text:p>
          </table:table-cell>
          <table:table-cell office:value-type="float" office:value="3322" calcext:value-type="float">
            <text:p>3322</text:p>
          </table:table-cell>
          <table:table-cell office:value-type="float" office:value="76565" calcext:value-type="float">
            <text:p>76565</text:p>
          </table:table-cell>
          <table:table-cell office:value-type="float" office:value="2545" calcext:value-type="float">
            <text:p>25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161" calcext:value-type="float">
            <text:p>116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087" calcext:value-type="float">
            <text:p>108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31:46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916" calcext:value-type="float">
            <text:p>91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858" calcext:value-type="float">
            <text:p>385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747" calcext:value-type="float">
            <text:p>374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573" calcext:value-type="float">
            <text:p>3573</text:p>
          </table:table-cell>
          <table:table-cell office:value-type="float" office:value="123" calcext:value-type="float">
            <text:p>123</text:p>
          </table:table-cell>
          <table:table-cell office:value-type="float" office:value="1172" calcext:value-type="float">
            <text:p>1172</text:p>
          </table:table-cell>
          <table:table-cell office:value-type="float" office:value="2278" calcext:value-type="float">
            <text:p>22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2 23:31:46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1380" calcext:value-type="float">
            <text:p>138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04" calcext:value-type="float">
            <text:p>13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31:46</text:p>
          </table:table-cell>
          <table:table-cell office:value-type="float" office:value="3163" calcext:value-type="float">
            <text:p>316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978" calcext:value-type="float">
            <text:p>29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7</text:p>
          </table:table-cell>
          <table:table-cell office:value-type="float" office:value="1518" calcext:value-type="float">
            <text:p>1518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199" calcext:value-type="float">
            <text:p>119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8</text:p>
          </table:table-cell>
          <table:table-cell office:value-type="float" office:value="59929" calcext:value-type="float">
            <text:p>59929</text:p>
          </table:table-cell>
          <table:table-cell office:value-type="float" office:value="5398" calcext:value-type="float">
            <text:p>5398</text:p>
          </table:table-cell>
          <table:table-cell office:value-type="float" office:value="12548" calcext:value-type="float">
            <text:p>12548</text:p>
          </table:table-cell>
          <table:table-cell office:value-type="float" office:value="41983" calcext:value-type="float">
            <text:p>4198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2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21</text:p>
          </table:table-cell>
          <table:table-cell office:value-type="float" office:value="84794" calcext:value-type="float">
            <text:p>84794</text:p>
          </table:table-cell>
          <table:table-cell office:value-type="float" office:value="1107" calcext:value-type="float">
            <text:p>1107</text:p>
          </table:table-cell>
          <table:table-cell office:value-type="float" office:value="22440" calcext:value-type="float">
            <text:p>22440</text:p>
          </table:table-cell>
          <table:table-cell office:value-type="float" office:value="61247" calcext:value-type="float">
            <text:p>6124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23</text:p>
          </table:table-cell>
          <table:table-cell office:value-type="float" office:value="1544" calcext:value-type="float">
            <text:p>15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430" calcext:value-type="float">
            <text:p>14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2 23:25: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31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2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22" calcext:value-type="float">
            <text:p>5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3</text:p>
          </table:table-cell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1031" calcext:value-type="float">
            <text:p>10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34</text:p>
          </table:table-cell>
          <table:table-cell office:value-type="float" office:value="2543" calcext:value-type="float">
            <text:p>2543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float" office:value="2280" calcext:value-type="float">
            <text:p>228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35</text:p>
          </table:table-cell>
          <table:table-cell office:value-type="float" office:value="1790" calcext:value-type="float">
            <text:p>1790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1508" calcext:value-type="float">
            <text:p>15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6</text:p>
          </table:table-cell>
          <table:table-cell office:value-type="float" office:value="772" calcext:value-type="float">
            <text:p>772</text:p>
          </table:table-cell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office:value-type="float" office:value="516" calcext:value-type="float">
            <text:p>5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7</text:p>
          </table:table-cell>
          <table:table-cell office:value-type="float" office:value="3849" calcext:value-type="float">
            <text:p>38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746" calcext:value-type="float">
            <text:p>37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8</text:p>
          </table:table-cell>
          <table:table-cell office:value-type="float" office:value="50468" calcext:value-type="float">
            <text:p>50468</text:p>
          </table:table-cell>
          <table:table-cell office:value-type="float" office:value="3160" calcext:value-type="float">
            <text:p>3160</text:p>
          </table:table-cell>
          <table:table-cell office:value-type="float" office:value="16711" calcext:value-type="float">
            <text:p>16711</text:p>
          </table:table-cell>
          <table:table-cell office:value-type="float" office:value="30597" calcext:value-type="float">
            <text:p>305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9</text:p>
          </table:table-cell>
          <table:table-cell office:value-type="float" office:value="6857" calcext:value-type="float">
            <text:p>6857</text:p>
          </table:table-cell>
          <table:table-cell office:value-type="float" office:value="36" calcext:value-type="float">
            <text:p>36</text:p>
          </table:table-cell>
          <table:table-cell office:value-type="float" office:value="338" calcext:value-type="float">
            <text:p>338</text:p>
          </table:table-cell>
          <table:table-cell office:value-type="float" office:value="6483" calcext:value-type="float">
            <text:p>648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40</text:p>
          </table:table-cell>
          <table:table-cell office:value-type="float" office:value="115242" calcext:value-type="float">
            <text:p>115242</text:p>
          </table:table-cell>
          <table:table-cell office:value-type="float" office:value="13915" calcext:value-type="float">
            <text:p>13915</text:p>
          </table:table-cell>
          <table:table-cell office:value-type="float" office:value="18278" calcext:value-type="float">
            <text:p>18278</text:p>
          </table:table-cell>
          <table:table-cell office:value-type="float" office:value="83049" calcext:value-type="float">
            <text:p>830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4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42</text:p>
          </table:table-cell>
          <table:table-cell office:value-type="float" office:value="2495" calcext:value-type="float">
            <text:p>2495</text:p>
          </table:table-cell>
          <table:table-cell office:value-type="float" office:value="62" calcext:value-type="float">
            <text:p>62</text:p>
          </table:table-cell>
          <table:table-cell office:value-type="float" office:value="472" calcext:value-type="float">
            <text:p>472</text:p>
          </table:table-cell>
          <table:table-cell office:value-type="float" office:value="1961" calcext:value-type="float">
            <text:p>19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43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44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4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4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01:20:5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1" calcext:value-type="float">
            <text:p>2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32" calcext:value-type="float">
            <text:p>43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3" calcext:value-type="float">
            <text:p>6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487" calcext:value-type="float">
            <text:p>248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377" calcext:value-type="float">
            <text:p>2377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Macedonia</text:p>
          </table:table-cell>
          <table:table-cell table:style-name="ce4" office:value-type="string" calcext:value-type="string">
            <text:p>Macédoine du Nord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E100]-[.F100]-[.G100]" office:value-type="float" office:value="356" calcext:value-type="float">
            <text:p>35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116" calcext:value-type="float">
            <text:p>3116</text:p>
          </table:table-cell>
          <table:table-cell office:value-type="float" office:value="50" calcext:value-type="float">
            <text:p>50</text:p>
          </table:table-cell>
          <table:table-cell office:value-type="float" office:value="767" calcext:value-type="float">
            <text:p>767</text:p>
          </table:table-cell>
          <table:table-cell office:value-type="float" office:value="2299" calcext:value-type="float">
            <text:p>229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1378" calcext:value-type="float">
            <text:p>137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06" calcext:value-type="float">
            <text:p>13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708" calcext:value-type="float">
            <text:p>70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2020-04-02 23:25:14</text:p>
          </table:table-cell>
          <table:table-cell office:value-type="float" office:value="14788" calcext:value-type="float">
            <text:p>14788</text:p>
          </table:table-cell>
          <table:table-cell office:value-type="float" office:value="1341" calcext:value-type="float">
            <text:p>1341</text:p>
          </table:table-cell>
          <table:table-cell office:value-type="float" office:value="260" calcext:value-type="float">
            <text:p>260</text:p>
          </table:table-cell>
          <table:table-cell office:value-type="float" office:value="13187" calcext:value-type="float">
            <text:p>1318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25:14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04" calcext:value-type="float">
            <text:p>70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147" calcext:value-type="float">
            <text:p>514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65" calcext:value-type="float">
            <text:p>506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421" calcext:value-type="float">
            <text:p>2421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2262" calcext:value-type="float">
            <text:p>226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1317" calcext:value-type="float">
            <text:p>131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76" calcext:value-type="float">
            <text:p>12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25: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414" calcext:value-type="float">
            <text:p>1414</text:p>
          </table:table-cell>
          <table:table-cell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822" calcext:value-type="float">
            <text:p>8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633" calcext:value-type="float">
            <text:p>2633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2475" calcext:value-type="float">
            <text:p>24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946" calcext:value-type="float">
            <text:p>29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833" calcext:value-type="float">
            <text:p>28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9034" calcext:value-type="float">
            <text:p>9034</text:p>
          </table:table-cell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8757" calcext:value-type="float">
            <text:p>875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74" calcext:value-type="float">
            <text:p>87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9976" calcext:value-type="float">
            <text:p>9976</text:p>
          </table:table-cell>
          <table:table-cell office:value-type="float" office:value="169" calcext:value-type="float">
            <text:p>169</text:p>
          </table:table-cell>
          <table:table-cell office:value-type="float" office:value="5828" calcext:value-type="float">
            <text:p>5828</text:p>
          </table:table-cell>
          <table:table-cell office:value-type="float" office:value="3979" calcext:value-type="float">
            <text:p>3979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epublic of Serbia</text:p>
          </table:table-cell>
          <table:table-cell table:style-name="ce4" office:value-type="string" calcext:value-type="string">
            <text:p>Serbi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139]-[.F139]-[.G139]" office:value-type="float" office:value="1140" calcext:value-type="float">
            <text:p>11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738" calcext:value-type="float">
            <text:p>2738</text:p>
          </table:table-cell>
          <table:table-cell office:value-type="float" office:value="115" calcext:value-type="float">
            <text:p>115</text:p>
          </table:table-cell>
          <table:table-cell office:value-type="float" office:value="267" calcext:value-type="float">
            <text:p>267</text:p>
          </table:table-cell>
          <table:table-cell office:value-type="float" office:value="2356" calcext:value-type="float">
            <text:p>23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548" calcext:value-type="float">
            <text:p>3548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3283" calcext:value-type="float">
            <text:p>328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885" calcext:value-type="float">
            <text:p>1885</text:p>
          </table:table-cell>
          <table:table-cell office:value-type="float" office:value="21" calcext:value-type="float">
            <text:p>21</text:p>
          </table:table-cell>
          <table:table-cell office:value-type="float" office:value="328" calcext:value-type="float">
            <text:p>328</text:p>
          </table:table-cell>
          <table:table-cell office:value-type="float" office:value="1536" calcext:value-type="float">
            <text:p>15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779" calcext:value-type="float">
            <text:p>7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Slovakia</text:p>
          </table:table-cell>
          <table:table-cell table:style-name="ce4" office:value-type="string" calcext:value-type="string">
            <text:p>Slovaqui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E154]-[.F154]-[.G154]" office:value-type="float" office:value="4520" calcext:value-type="float">
            <text:p>45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10" calcext:value-type="float">
            <text:p>8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07" calcext:value-type="float">
            <text:p>14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12065" calcext:value-type="float">
            <text:p>112065</text:p>
          </table:table-cell>
          <table:table-cell office:value-type="float" office:value="10348" calcext:value-type="float">
            <text:p>10348</text:p>
          </table:table-cell>
          <table:table-cell office:value-type="float" office:value="26743" calcext:value-type="float">
            <text:p>26743</text:p>
          </table:table-cell>
          <table:table-cell office:value-type="float" office:value="74974" calcext:value-type="float">
            <text:p>7497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568" calcext:value-type="float">
            <text:p>5568</text:p>
          </table:table-cell>
          <table:table-cell office:value-type="float" office:value="308" calcext:value-type="float">
            <text:p>308</text:p>
          </table:table-cell>
          <table:table-cell office:value-type="float" office:value="103" calcext:value-type="float">
            <text:p>103</text:p>
          </table:table-cell>
          <table:table-cell office:value-type="float" office:value="5157" calcext:value-type="float">
            <text:p>51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8827" calcext:value-type="float">
            <text:p>18827</text:p>
          </table:table-cell>
          <table:table-cell office:value-type="float" office:value="536" calcext:value-type="float">
            <text:p>536</text:p>
          </table:table-cell>
          <table:table-cell office:value-type="float" office:value="4013" calcext:value-type="float">
            <text:p>4013</text:p>
          </table:table-cell>
          <table:table-cell office:value-type="float" office:value="14278" calcext:value-type="float">
            <text:p>1427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office:value-type="float" office:value="1355" calcext:value-type="float">
            <text:p>135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8135" calcext:value-type="float">
            <text:p>18135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17364" calcext:value-type="float">
            <text:p>173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56" calcext:value-type="float">
            <text:p>8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20" calcext:value-type="float">
            <text:p>9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34173" calcext:value-type="float">
            <text:p>34173</text:p>
          </table:table-cell>
          <table:table-cell office:value-type="float" office:value="2926" calcext:value-type="float">
            <text:p>2926</text:p>
          </table:table-cell>
          <table:table-cell office:value-type="float" office:value="192" calcext:value-type="float">
            <text:p>192</text:p>
          </table:table-cell>
          <table:table-cell office:value-type="float" office:value="31055" calcext:value-type="float">
            <text:p>3105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243453" calcext:value-type="float">
            <text:p>243453</text:p>
          </table:table-cell>
          <table:table-cell office:value-type="float" office:value="5926" calcext:value-type="float">
            <text:p>5926</text:p>
          </table:table-cell>
          <table:table-cell office:value-type="float" office:value="9001" calcext:value-type="float">
            <text:p>9001</text:p>
          </table:table-cell>
          <table:table-cell table:formula="of:=[.E179]-[.F179]-[.G179]" office:value-type="float" office:value="228526" calcext:value-type="float">
            <text:p>22852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10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531269" calcext:value-type="float">
            <text:p>531269</text:p>
          </table:table-cell>
          <table:table-cell table:formula="of:=SUMIF([all_data.$C$2:.$C$181];&quot;Europe&quot;;[$all_data.F$2:$all_data.F$181])" office:value-type="float" office:value="37275" calcext:value-type="float">
            <text:p>37275</text:p>
          </table:table-cell>
          <table:table-cell table:formula="of:=SUMIF([all_data.$C$2:.$C$181];&quot;Europe&quot;;[$all_data.G$2:$all_data.G$181])" office:value-type="float" office:value="92338" calcext:value-type="float">
            <text:p>92338</text:p>
          </table:table-cell>
          <table:table-cell table:formula="of:=SUMIF([all_data.$C$2:.$C$181];&quot;Europe&quot;;[$all_data.H$2:$all_data.H$181])" office:value-type="float" office:value="401656" calcext:value-type="float">
            <text:p>401656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56115" calcext:value-type="float">
            <text:p>256115</text:p>
          </table:table-cell>
          <table:table-cell table:formula="of:=SUMIF([$all_data.$C$2:$all_data.$C$181];&quot;Amérique du Nord&quot;;[$all_data.F$2:$all_data.F$181])" office:value-type="float" office:value="6102" calcext:value-type="float">
            <text:p>6102</text:p>
          </table:table-cell>
          <table:table-cell table:formula="of:=SUMIF([$all_data.$C$2:$all_data.$C$181];&quot;Amérique du Nord&quot;;[$all_data.G$2:$all_data.G$181])" office:value-type="float" office:value="10771" calcext:value-type="float">
            <text:p>10771</text:p>
          </table:table-cell>
          <table:table-cell table:formula="of:=SUMIF([$all_data.$C$2:$all_data.$C$181];&quot;Amérique du Nord&quot;;[$all_data.H$2:$all_data.H$181])" office:value-type="float" office:value="239242" calcext:value-type="float">
            <text:p>23924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8126" calcext:value-type="float">
            <text:p>118126</text:p>
          </table:table-cell>
          <table:table-cell table:formula="of:=SUMIF([$all_data.$C$2:$all_data.$C$181];&quot;Asie&quot;;[$all_data.F$2:$all_data.F$181])" office:value-type="float" office:value="4085" calcext:value-type="float">
            <text:p>4085</text:p>
          </table:table-cell>
          <table:table-cell table:formula="of:=SUMIF([$all_data.$C$2:$all_data.$C$181];&quot;Asie&quot;;[$all_data.G$2:$all_data.G$181])" office:value-type="float" office:value="85871" calcext:value-type="float">
            <text:p>85871</text:p>
          </table:table-cell>
          <table:table-cell table:formula="of:=SUMIF([$all_data.$C$2:$all_data.$C$181];&quot;Asie&quot;;[$all_data.H$2:$all_data.H$181])" office:value-type="float" office:value="28170" calcext:value-type="float">
            <text:p>28170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63337" calcext:value-type="float">
            <text:p>63337</text:p>
          </table:table-cell>
          <table:table-cell table:formula="of:=SUMIF([$all_data.$C$2:$all_data.$C$181];&quot;Moyen-Orient&quot;;[$all_data.F$2:$all_data.F$181])" office:value-type="float" office:value="3306" calcext:value-type="float">
            <text:p>3306</text:p>
          </table:table-cell>
          <table:table-cell table:formula="of:=SUMIF([$all_data.$C$2:$all_data.$C$181];&quot;Moyen-Orient&quot;;[$all_data.G$2:$all_data.G$181])" office:value-type="float" office:value="17976" calcext:value-type="float">
            <text:p>17976</text:p>
          </table:table-cell>
          <table:table-cell table:formula="of:=SUMIF([$all_data.$C$2:$all_data.$C$181];&quot;Moyen-Orient&quot;;[$all_data.H$2:$all_data.H$181])" office:value-type="float" office:value="42055" calcext:value-type="float">
            <text:p>4205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1];&quot;Amérique du Sud&quot;;[$all_data.E$2:$all_data.E$181])" office:value-type="float" office:value="19440" calcext:value-type="float">
            <text:p>19440</text:p>
          </table:table-cell>
          <table:table-cell table:formula="of:=SUMIF([$all_data.$C$2:$all_data.$C$181];&quot;Amérique du Sud&quot;;[$all_data.F$2:$all_data.F$181])" office:value-type="float" office:value="598" calcext:value-type="float">
            <text:p>598</text:p>
          </table:table-cell>
          <table:table-cell table:formula="of:=SUMIF([$all_data.$C$2:$all_data.$C$181];&quot;Amérique du Sud&quot;;[$all_data.G$2:$all_data.G$181])" office:value-type="float" office:value="1489" calcext:value-type="float">
            <text:p>1489</text:p>
          </table:table-cell>
          <table:table-cell table:formula="of:=SUMIF([$all_data.$C$2:$all_data.$C$181];&quot;Amérique du Sud&quot;;[$all_data.H$2:$all_data.H$181])" office:value-type="float" office:value="17353" calcext:value-type="float">
            <text:p>1735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1];&quot;Afrique&quot;;[$all_data.E$2:$all_data.E$181])" office:value-type="float" office:value="6974" calcext:value-type="float">
            <text:p>6974</text:p>
          </table:table-cell>
          <table:table-cell table:formula="of:=SUMIF([all_data.$C$2:.$C$181];&quot;Afrique&quot;;[all_data.F$2:.F$181])" office:value-type="float" office:value="285" calcext:value-type="float">
            <text:p>285</text:p>
          </table:table-cell>
          <table:table-cell table:formula="of:=SUMIF([all_data.$C$2:.$C$181];&quot;Afrique&quot;;[all_data.G$2:.G$181])" office:value-type="float" office:value="573" calcext:value-type="float">
            <text:p>573</text:p>
          </table:table-cell>
          <table:table-cell table:formula="of:=SUMIF([all_data.$C$2:.$C$181];&quot;Afrique&quot;;[all_data.H$2:.H$181])" office:value-type="float" office:value="6116" calcext:value-type="float">
            <text:p>6116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1];&quot;Océanie&quot;;[$all_data.E$2:$all_data.E$181])" office:value-type="float" office:value="5914" calcext:value-type="float">
            <text:p>5914</text:p>
          </table:table-cell>
          <table:table-cell table:formula="of:=SUMIF([$all_data.$C$2:$all_data.$C$181];&quot;Océanie&quot;;[$all_data.F$2:$all_data.F$181])" office:value-type="float" office:value="25" calcext:value-type="float">
            <text:p>25</text:p>
          </table:table-cell>
          <table:table-cell table:formula="of:=SUMIF([$all_data.$C$2:$all_data.$C$181];&quot;Océanie&quot;;[$all_data.G$2:$all_data.G$181])" office:value-type="float" office:value="612" calcext:value-type="float">
            <text:p>612</text:p>
          </table:table-cell>
          <table:table-cell table:formula="of:=SUMIF([$all_data.$C$2:$all_data.$C$181];&quot;Océanie&quot;;[$all_data.H$2:$all_data.H$181])" office:value-type="float" office:value="5277" calcext:value-type="float">
            <text:p>5277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1];&quot;Amérique Centrale&quot;;[$all_data.E$2:$all_data.E$181])" office:value-type="float" office:value="3534" calcext:value-type="float">
            <text:p>3534</text:p>
          </table:table-cell>
          <table:table-cell table:formula="of:=SUMIF([$all_data.$C$2:$all_data.$C$181];&quot;Amérique Centrale&quot;;[$all_data.F$2:$all_data.F$181])" office:value-type="float" office:value="125" calcext:value-type="float">
            <text:p>125</text:p>
          </table:table-cell>
          <table:table-cell table:formula="of:=SUMIF([$all_data.$C$2:$all_data.$C$181];&quot;Amérique Centrale&quot;;[$all_data.G$2:$all_data.G$181])" office:value-type="float" office:value="60" calcext:value-type="float">
            <text:p>60</text:p>
          </table:table-cell>
          <table:table-cell table:formula="of:=SUMIF([$all_data.$C$2:$all_data.$C$181];&quot;Amérique Centrale&quot;;[$all_data.H$2:$all_data.H$181])" office:value-type="float" office:value="3349" calcext:value-type="float">
            <text:p>3349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531269" calcext:value-type="float">
            <text:p>531269</text:p>
          </table:table-cell>
          <table:table-cell table:formula="of:=SUMIF([$all_data.$C$2:$all_data.$C$181];&quot;Europe&quot;;[$all_data.F$2:$all_data.F$181])" office:value-type="float" office:value="37275" calcext:value-type="float">
            <text:p>37275</text:p>
          </table:table-cell>
          <table:table-cell table:formula="of:=SUMIF([$all_data.$C$2:$all_data.$C$181];&quot;Europe&quot;;[$all_data.G$2:$all_data.G$181])" office:value-type="float" office:value="92338" calcext:value-type="float">
            <text:p>92338</text:p>
          </table:table-cell>
          <table:table-cell table:formula="of:=SUMIF([$all_data.$C$2:$all_data.$C$181];&quot;Europe&quot;;[$all_data.H$2:$all_data.H$181])" office:value-type="float" office:value="401656" calcext:value-type="float">
            <text:p>401656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56115" calcext:value-type="float">
            <text:p>256115</text:p>
          </table:table-cell>
          <table:table-cell table:formula="of:=SUMIF([$all_data.$C$2:$all_data.$C$181];&quot;Amérique du Nord&quot;;[$all_data.F$2:$all_data.F$181])" office:value-type="float" office:value="6102" calcext:value-type="float">
            <text:p>6102</text:p>
          </table:table-cell>
          <table:table-cell table:formula="of:=SUMIF([$all_data.$C$2:$all_data.$C$181];&quot;Amérique du Nord&quot;;[$all_data.G$2:$all_data.G$181])" office:value-type="float" office:value="10771" calcext:value-type="float">
            <text:p>10771</text:p>
          </table:table-cell>
          <table:table-cell table:formula="of:=SUMIF([$all_data.$C$2:$all_data.$C$181];&quot;Amérique du Nord&quot;;[$all_data.H$2:$all_data.H$181])" office:value-type="float" office:value="239242" calcext:value-type="float">
            <text:p>23924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8126" calcext:value-type="float">
            <text:p>118126</text:p>
          </table:table-cell>
          <table:table-cell table:formula="of:=SUMIF([$all_data.$C$2:$all_data.$C$181];&quot;Asie&quot;;[$all_data.F$2:$all_data.F$181])" office:value-type="float" office:value="4085" calcext:value-type="float">
            <text:p>4085</text:p>
          </table:table-cell>
          <table:table-cell table:formula="of:=SUMIF([$all_data.$C$2:$all_data.$C$181];&quot;Asie&quot;;[$all_data.G$2:$all_data.G$181])" office:value-type="float" office:value="85871" calcext:value-type="float">
            <text:p>85871</text:p>
          </table:table-cell>
          <table:table-cell table:formula="of:=SUMIF([$all_data.$C$2:$all_data.$C$181];&quot;Asie&quot;;[$all_data.H$2:$all_data.H$181])" office:value-type="float" office:value="28170" calcext:value-type="float">
            <text:p>28170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63337" calcext:value-type="float">
            <text:p>63337</text:p>
          </table:table-cell>
          <table:table-cell table:formula="of:=SUMIF([$all_data.$C$2:$all_data.$C$181];&quot;Moyen-Orient&quot;;[$all_data.F$2:$all_data.F$181])" office:value-type="float" office:value="3306" calcext:value-type="float">
            <text:p>3306</text:p>
          </table:table-cell>
          <table:table-cell table:formula="of:=SUMIF([$all_data.$C$2:$all_data.$C$181];&quot;Moyen-Orient&quot;;[$all_data.G$2:$all_data.G$181])" office:value-type="float" office:value="17976" calcext:value-type="float">
            <text:p>17976</text:p>
          </table:table-cell>
          <table:table-cell table:formula="of:=SUMIF([$all_data.$C$2:$all_data.$C$181];&quot;Moyen-Orient&quot;;[$all_data.H$2:$all_data.H$181])" office:value-type="float" office:value="42055" calcext:value-type="float">
            <text:p>4205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32328" calcext:value-type="float">
            <text:p>32328</text:p>
          </table:table-cell>
          <table:table-cell table:formula="of:=SUM([$continent.C$6:$continent.C$8])" office:value-type="float" office:value="908" calcext:value-type="float">
            <text:p>908</text:p>
          </table:table-cell>
          <table:table-cell table:formula="of:=SUM([$continent.D$6:$continent.D$8])" office:value-type="float" office:value="2674" calcext:value-type="float">
            <text:p>2674</text:p>
          </table:table-cell>
          <table:table-cell table:formula="of:=SUM([$continent.E$6:$continent.E$8])" office:value-type="float" office:value="28746" calcext:value-type="float">
            <text:p>2874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8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004709" calcext:value-type="float">
            <text:p>1004709</text:p>
          </table:table-cell>
          <table:table-cell table:style-name="Default" table:formula="of:=SUM([$continent.C2:$continent.C9])" office:value-type="float" office:value="51801" calcext:value-type="float">
            <text:p>51801</text:p>
          </table:table-cell>
          <table:table-cell table:style-name="Default" table:formula="of:=SUM([$continent.D2:$continent.D9])" office:value-type="float" office:value="209690" calcext:value-type="float">
            <text:p>209690</text:p>
          </table:table-cell>
          <table:table-cell table:style-name="Default" table:formula="of:=[.B2]-[.C2]-[.D2]" office:value-type="float" office:value="743218" calcext:value-type="float">
            <text:p>743218</text:p>
          </table:table-cell>
        </table:table-row>
      </table:table>
      <table:named-expressions/>
      <table:database-ranges>
        <table:database-range table:name="__Anonymous_Sheet_DB__0" table:target-range-address="all_data.A1:all_data.H2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-00-00</text:date>, <text:time style:data-style-name="N2" text:time-value="14:15:24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3T14:15:53.439000000</dc:date>
    <meta:editing-duration>PT6H19M38S</meta:editing-duration>
    <meta:editing-cycles>52</meta:editing-cycles>
    <meta:generator>LibreOffice/6.4.2.2$Windows_X86_64 LibreOffice_project/4e471d8c02c9c90f512f7f9ead8875b57fcb1ec3</meta:generator>
    <meta:document-statistic meta:table-count="4" meta:cell-count="1561" meta:object-count="0"/>
  </office:meta>
</office:document-meta>
</file>